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30503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officeooo:rsid="001305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050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503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ypes of Wi-Fi Internet Connectivity Backhaul:</text:h>
      <text:list text:style-name="L1">
        <text:list-item>
          <text:p text:style-name="P2"><text:span text:style-name="Strong_20_Emphasis"><text:span text:style-name="T4">Fiber Optic Backhaul:</text:span></text:span></text:p>
          <text:list>
            <text:list-item>
              <text:p text:style-name="P4">High-speed, long-distance connection.</text:p>
            </text:list-item>
            <text:list-item>
              <text:p text:style-name="P4">Can support large bandwidths and multiple access points.</text:p>
            </text:list-item>
            <text:list-item>
              <text:p text:style-name="P4">Expensive but ideal for high-demand areas.</text:p>
            </text:list-item>
          </text:list>
        </text:list-item>
        <text:list-item>
          <text:p text:style-name="P2"><text:span text:style-name="Strong_20_Emphasis"><text:span text:style-name="T4">Microwave Backhaul:</text:span></text:span></text:p>
          <text:list>
            <text:list-item>
              <text:p text:style-name="P4">Uses microwave radio signals to transmit data.</text:p>
            </text:list-item>
            <text:list-item>
              <text:p text:style-name="P4">Can cover large distances without needing physical cables.</text:p>
            </text:list-item>
            <text:list-item>
              <text:p text:style-name="P4">Common for rural areas or places lacking fiber infrastructure.</text:p>
            </text:list-item>
          </text:list>
        </text:list-item>
        <text:list-item>
          <text:p text:style-name="P2"><text:span text:style-name="Strong_20_Emphasis"><text:span text:style-name="T4">Ethernet Backhaul:</text:span></text:span></text:p>
          <text:list>
            <text:list-item>
              <text:p text:style-name="P4">Uses wired Ethernet cables to connect the router to the main network or internet.</text:p>
            </text:list-item>
            <text:list-item>
              <text:p text:style-name="P4">Provides stable and high-speed connectivity.</text:p>
            </text:list-item>
            <text:list-item>
              <text:p text:style-name="P4">Common in home and small office setups.</text:p>
            </text:list-item>
          </text:list>
        </text:list-item>
        <text:list-item>
          <text:p text:style-name="P2"><text:span text:style-name="Strong_20_Emphasis"><text:span text:style-name="T4">Copper (DSL or ADSL) Backhaul:</text:span></text:span></text:p>
          <text:list>
            <text:list-item>
              <text:p text:style-name="P4">Uses existing telephone lines to provide internet.</text:p>
            </text:list-item>
            <text:list-item>
              <text:p text:style-name="P4">Typically slower than fiber or Ethernet but cheaper and more available.</text:p>
            </text:list-item>
            <text:list-item>
              <text:p text:style-name="P4">Often used in older or more rural areas.</text:p>
            </text:list-item>
          </text:list>
        </text:list-item>
        <text:list-item>
          <text:p text:style-name="P2"><text:span text:style-name="Strong_20_Emphasis"><text:span text:style-name="T4">Wireless Backhaul:</text:span></text:span></text:p>
          <text:list>
            <text:list-item>
              <text:p text:style-name="P4">Uses point-to-point (PtP) or point-to-multipoint (PtMP) wireless systems.</text:p>
            </text:list-item>
            <text:list-item>
              <text:p text:style-name="P4">Often used to connect remote areas or extend coverage in large environments.</text:p>
            </text:list-item>
            <text:list-item>
              <text:p text:style-name="P4">Can suffer from interference, weather conditions, or distance issues.</text:p>
            </text:list-item>
          </text:list>
        </text:list-item>
        <text:list-item>
          <text:p text:style-name="P2"><text:span text:style-name="Strong_20_Emphasis"><text:span text:style-name="T4">Satellite Backhaul:</text:span></text:span></text:p>
          <text:list>
            <text:list-item>
              <text:p text:style-name="P4">Uses satellite connections for internet backhaul.</text:p>
            </text:list-item>
            <text:list-item>
              <text:p text:style-name="P4">Useful in remote areas with no physical infrastructure.</text:p>
            </text:list-item>
            <text:list-item>
              <text:p text:style-name="P4">Often has higher latency and can be more expensive.</text:p>
            </text:list-item>
          </text:list>
        </text:list-item>
        <text:list-item>
          <text:p text:style-name="P2"><text:span text:style-name="Strong_20_Emphasis"><text:span text:style-name="T4">5G or Cellular Backhaul:</text:span></text:span></text:p>
          <text:list>
            <text:list-item>
              <text:p text:style-name="P4">Uses 5G or other cellular technologies for internet backhaul.</text:p>
            </text:list-item>
            <text:list-item>
              <text:p text:style-name="P4">Offers high-speed wireless connectivity, ideal for dense urban areas or temporary setups.</text:p>
            </text:list-item>
            <text:list-item>
              <text:p text:style-name="P4">Can be expensive but offers flexibility.</text:p>
            </text:list-item>
          </text:list>
        </text:list-item>
      </text:list>
      <text:p text:style-name="P3"><text:span text:style-name="T5">College : fibre-optic backhaul </text:span><text:span text:style-name="T4">for high-speed, reliable internet, though some places may rely on </text:span><text:span text:style-name="Strong_20_Emphasis"><text:span text:style-name="T4">Ethernet or copper-based backhaul</text:span></text:span><text:span text:style-name="T4"> based on availability and co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40:00.712567213</meta:creation-date>
    <dc:date>2025-03-31T23:42:46.622355039</dc:date>
    <meta:editing-duration>PT2M47S</meta:editing-duration>
    <meta:editing-cycles>1</meta:editing-cycles>
    <meta:document-statistic meta:table-count="0" meta:image-count="0" meta:object-count="0" meta:page-count="1" meta:paragraph-count="30" meta:word-count="249" meta:character-count="1581" meta:non-whitespace-character-count="1390"/>
    <meta:generator>LibreOffice/24.2.7.2$Linux_X86_64 LibreOffice_project/420$Build-2</meta:generator>
  </office:meta>
</office:document-meta>
</file>